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4.8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6.4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14cm" svg:height="1.19cm" svg:x="8.0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471cm" svg:y1="4.081cm" svg:x2="8.871cm" svg:y2="4.081cm" draw:start-shape="id1" draw:start-glue-point="2" draw:end-shape="id2" draw:end-glue-point="2" svg:d="M10471 4081c0 751-1600 751-1600 0" svg:viewBox="0 0 16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22:27.009800705</dc:date>
    <dc:creator>elucterio </dc:creator>
    <meta:editing-duration>PT1H4M54S</meta:editing-duration>
    <meta:editing-cycles>14</meta:editing-cycles>
    <meta:generator>LibreOffice/4.2.8.2$Linux_X86_64 LibreOffice_project/420m0$Build-2</meta:generator>
    <meta:document-statistic meta:object-count="6"/>
  </office:meta>
</office:document-meta>
</file>